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Manager.checkPermission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Link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Multicast( java . net . InetAddress var0 , by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Write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ackageAcce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S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Connec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Access( java . lang . Thread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Accep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Rea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Multicast( java . net . InetAddre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roperties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Dele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Exec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SystemClipboard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rintJob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Read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Read( java . lang . String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ermission( java . security . Permission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getClas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MemberAccess( java . lang . Class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Liste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ropertyAcce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Creat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SecurityAcce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AwtEventQueu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TopLevelWindow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Connect( java . lang . String var0 , int var1 , java . lang . Objec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getSecuri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Wri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Access( java . lang . ThreadGrou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PackageDefini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Manager.checkEx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